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a1" style:family="table">
      <style:table-properties style:width="17cm" fo:margin-left="-0.018cm" table:align="left"/>
    </style:style>
    <style:style style:name="Tabla1.A" style:family="table-column">
      <style:table-column-properties style:column-width="17cm"/>
    </style:style>
    <style:style style:name="Tabla1.A1" style:family="table-cell">
      <style:table-cell-properties style:vertical-align="middle" fo:padding-left="0.018cm" fo:padding-right="0.018cm" fo:padding-top="0cm" fo:padding-bottom="0cm" fo:border="1pt solid #000001" style:writing-mode="lr-tb"/>
    </style:style>
    <style:style style:name="Tabla1.A2" style:family="table-cell">
      <style:table-cell-properties style:vertical-align="middle" fo:padding-left="0.018cm" fo:padding-right="0.018cm" fo:padding-top="0cm" fo:padding-bottom="0cm" fo:border-left="1pt solid #000001" fo:border-right="1pt solid #000001" fo:border-top="none" fo:border-bottom="1pt solid #000001" style:writing-mode="lr-tb"/>
    </style:style>
    <style:style style:name="Tabla2" style:family="table">
      <style:table-properties style:width="17cm" fo:margin-left="-0.018cm" table:align="left"/>
    </style:style>
    <style:style style:name="Tabla2.A" style:family="table-column">
      <style:table-column-properties style:column-width="17cm"/>
    </style:style>
    <style:style style:name="Tabla2.A1" style:family="table-cell">
      <style:table-cell-properties style:vertical-align="middle" fo:padding-left="0.018cm" fo:padding-right="0.018cm" fo:padding-top="0cm" fo:padding-bottom="0cm" fo:border="1pt solid #000001" style:writing-mode="lr-tb"/>
    </style:style>
    <style:style style:name="Tabla2.A2" style:family="table-cell">
      <style:table-cell-properties style:vertical-align="middle" fo:padding-left="0.018cm" fo:padding-right="0.018cm" fo:padding-top="0cm" fo:padding-bottom="0cm" fo:border-left="1pt solid #000001" fo:border-right="1pt solid #000001" fo:border-top="none" fo:border-bottom="1pt solid #000001" style:writing-mode="lr-tb"/>
    </style:style>
    <style:style style:name="P1" style:family="paragraph" style:parent-style-name="Normal">
      <style:paragraph-properties style:text-autospace="none" style:vertical-align="auto"/>
    </style:style>
    <style:style style:name="P2" style:family="paragraph" style:parent-style-name="Normal">
      <style:paragraph-properties style:text-autospace="none" style:vertical-align="auto"/>
      <style:text-properties fo:color="#000000" style:font-name="Liberation Serif" style:font-name-complex="Liberation Serif"/>
    </style:style>
    <style:style style:name="P3" style:family="paragraph" style:parent-style-name="Normal">
      <style:paragraph-properties fo:line-height="120%" style:text-autospace="none" style:vertical-align="auto"/>
      <style:text-properties fo:color="#000000" style:font-name-complex="Times New Roman"/>
    </style:style>
    <style:style style:name="P4" style:family="paragraph" style:parent-style-name="Normal">
      <style:paragraph-properties fo:line-height="120%" style:text-autospace="none" style:vertical-align="auto"/>
    </style:style>
    <style:style style:name="P5" style:family="paragraph" style:parent-style-name="Párrafo_20_de_20_lista" style:list-style-name="L1">
      <style:paragraph-properties fo:line-height="120%" style:text-autospace="none" style:vertical-align="auto"/>
    </style:style>
    <style:style style:name="P6" style:family="paragraph" style:parent-style-name="Párrafo_20_de_20_lista" style:list-style-name="L2">
      <style:paragraph-properties fo:line-height="120%" style:text-autospace="none" style:vertical-align="auto"/>
    </style:style>
    <style:style style:name="P7" style:family="paragraph" style:parent-style-name="Normal">
      <style:paragraph-properties style:text-autospace="none" style:vertical-align="auto"/>
      <style:text-properties fo:color="#000000" style:font-name="Liberation Serif" style:font-name-complex="Liberation Serif"/>
    </style:style>
    <style:style style:name="P8" style:family="paragraph" style:parent-style-name="Normal">
      <style:paragraph-properties fo:text-align="center" style:justify-single-word="false" style:text-autospace="none" style:vertical-align="auto"/>
      <style:text-properties fo:color="#000000" style:font-name="Liberation Serif" style:font-name-complex="Liberation Serif"/>
    </style:style>
    <style:style style:name="P9" style:family="paragraph" style:parent-style-name="Normal" style:master-page-name="MP0">
      <style:paragraph-properties fo:text-align="center" style:justify-single-word="false" style:page-number="auto" fo:break-before="page" style:text-autospace="none" style:vertical-align="auto"/>
      <style:text-properties fo:color="#000000" style:font-name="Liberation Serif" fo:font-size="18pt" style:text-underline-style="solid" style:text-underline-width="auto" style:text-underline-color="font-color" fo:font-weight="bold" officeooo:rsid="001d0ff4" officeooo:paragraph-rsid="001d0ff4" style:font-size-asian="15.75pt" style:font-weight-asian="bold" style:font-name-complex="Liberation Serif" style:font-size-complex="18pt" style:font-weight-complex="bold"/>
    </style:style>
    <style:style style:name="P10" style:family="paragraph" style:parent-style-name="Normal">
      <style:paragraph-properties fo:text-align="center" style:justify-single-word="false" fo:break-before="page" style:text-autospace="none" style:vertical-align="auto"/>
      <style:text-properties fo:color="#000000" style:font-name="Liberation Serif" fo:font-size="18pt" style:text-underline-style="solid" style:text-underline-width="auto" style:text-underline-color="font-color" fo:font-weight="bold" officeooo:rsid="001d0ff4" officeooo:paragraph-rsid="001d0ff4" style:font-size-asian="15.75pt" style:font-weight-asian="bold" style:font-name-complex="Liberation Serif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d0ff4" officeooo:paragraph-rsid="001d0ff4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1d0ff4" officeooo:paragraph-rsid="001d0ff4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officeooo:rsid="001d0ff4" officeooo:paragraph-rsid="001d0ff4" style:font-size-asian="15.75pt" style:font-weight-asian="bold" style:font-size-complex="18pt" style:font-weight-complex="bold"/>
    </style:style>
    <style:style style:name="T1" style:family="text">
      <style:text-properties fo:color="#000000" style:font-name-complex="Times New Roman"/>
    </style:style>
    <style:style style:name="T2" style:family="text">
      <style:text-properties fo:color="#000000" style:font-name="Liberation Serif" style:font-name-complex="Liberation Serif"/>
    </style:style>
    <style:style style:name="T3" style:family="text">
      <style:text-properties fo:color="#000000" style:font-name="Liberation Serif" officeooo:rsid="001d0ff4" style:font-name-complex="Liberation Serif"/>
    </style:style>
    <style:style style:name="T4" style:family="text">
      <style:text-properties fo:color="#000000" style:font-name="Liberation Serif" fo:font-style="italic" style:font-style-asian="italic" style:font-name-complex="Liberation Serif"/>
    </style:style>
    <style:style style:name="T5" style:family="text">
      <style:text-properties fo:color="#000000" style:font-name="Liberation Serif" fo:font-style="italic" officeooo:rsid="001d0ff4" style:font-style-asian="italic" style:font-name-complex="Liberation Serif"/>
    </style:style>
    <style:style style:name="T6" style:family="text">
      <style:text-properties fo:color="#000000" fo:font-style="italic" style:font-style-asian="italic" style:font-name-complex="Times New Roman"/>
    </style:style>
    <text:list-style style:name="L1">
      <text:list-level-style-bullet text:level="1" text:style-name="WW_5f_CharLFO1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puestas de cambios</text:p>
      <text:p text:style-name="P2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span text:style-name="Fuente_20_de_20_párrafo_20_predeter."><text:span text:style-name="T1">Identificador: </text:span></text:span><text:span text:style-name="Fuente_20_de_20_párrafo_20_predeter."><text:span text:style-name="T3">001</text:span></text:span></text:p>
            <text:p text:style-name="P2"/>
          </table:table-cell>
        </table:table-row>
        <table:table-row>
          <table:table-cell table:style-name="Tabla1.A2" office:value-type="string">
            <text:p text:style-name="P3">Descripción: debido a problemas detectados en los planes para la gestión y dirección del proyecto previamente desarrollados, se ha visto la necesidad de proponer una serie de cambios de mayor o menor envergadura. Algunos de ellos se relacionan con falta de coherencia entre la información aportada por cada uno de los planes antes citados. Todos ellos se encuentran orientados a dar solución a estos problemas:</text:p>
            <text:list xml:id="list5875931021322305402" text:style-name="L1">
              <text:list-item>
                <text:p text:style-name="P5">Ausencia de una determinación clara e inequívoca de las organizaciones implicadas en el desarrollo del proyecto, así como de sus integrantes</text:p>
              </text:list-item>
              <text:list-item>
                <text:p text:style-name="P5">Falta de indicación de los principales hitos del proyecto</text:p>
              </text:list-item>
              <text:list-item>
                <text:p text:style-name="P5">Criterios de aceptación del sistema que se encuentran más bien orientados a las pruebas</text:p>
              </text:list-item>
              <text:list-item>
                <text:p text:style-name="P5">Entidades externas en el diagrama de contexto del sistema que no son coherentes con los actores de los casos de uso</text:p>
              </text:list-item>
              <text:list-item>
                <text:p text:style-name="P5">Ausencia de aparición entre los módulos en el diagrama de sistema y las entidades externas antes mencionadas</text:p>
              </text:list-item>
              <text:list-item>
                <text:p text:style-name="P5">Erratas y errores de sintaxis en el texto</text:p>
              </text:list-item>
              <text:list-item>
                <text:p text:style-name="P5">Información superflua en las introducciones de algunos de los planes incluidos en el documento de la memoria</text:p>
              </text:list-item>
              <text:list-item>
                <text:p text:style-name="P5">Tablas de Gestión de la Configuración al inicio de los documentos se encuentran mal formadas</text:p>
              </text:list-item>
            </text:list>
          </table:table-cell>
        </table:table-row>
        <table:table-row>
          <table:table-cell table:style-name="Tabla1.A1" office:value-type="string">
            <text:p text:style-name="P4"><text:span text:style-name="Fuente_20_de_20_párrafo_20_predeter."><text:span text:style-name="T1">Fecha: 13/12/2018</text:span></text:span></text:p>
          </table:table-cell>
        </table:table-row>
        <table:table-row>
          <table:table-cell table:style-name="Tabla1.A1" office:value-type="string">
            <text:p text:style-name="P4"><text:span text:style-name="Fuente_20_de_20_párrafo_20_predeter."><text:span text:style-name="T1">Notas: ninguna</text:span>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10">Propuestas de soluciones</text:p>
      <text:p text:style-name="P8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<text:span text:style-name="Fuente_20_de_20_párrafo_20_predeter."><text:span text:style-name="T1">Problema a solucionar:</text:span></text:span><text:span text:style-name="Fuente_20_de_20_párrafo_20_predeter."><text:span text:style-name="T4"> </text:span></text:span><text:span text:style-name="Fuente_20_de_20_párrafo_20_predeter."><text:span text:style-name="T5">Cambio 001</text:span></text:span></text:p>
            <text:p text:style-name="P2"/>
          </table:table-cell>
        </table:table-row>
        <table:table-row>
          <table:table-cell table:style-name="Tabla2.A2" office:value-type="string">
            <text:p text:style-name="P4"><text:span text:style-name="Fuente_20_de_20_párrafo_20_predeter."><text:span text:style-name="T1">Identificador:</text:span></text:span><text:span text:style-name="Fuente_20_de_20_párrafo_20_predeter."><text:span text:style-name="T2"> </text:span></text:span><text:span text:style-name="Fuente_20_de_20_párrafo_20_predeter."><text:span text:style-name="T3">001</text:span></text:span></text:p>
            <text:p text:style-name="P4"/>
          </table:table-cell>
        </table:table-row>
        <table:table-row>
          <table:table-cell table:style-name="Tabla2.A1" office:value-type="string">
            <text:p text:style-name="P3">Descripción: se procederá a la resolución de los problemas indicados en la plantilla previa. Las soluciones adoptadas para cada uno de ellos han sido las siguientes:</text:p>
            <text:list xml:id="list7488181668924776244" text:style-name="L2">
              <text:list-item>
                <text:p text:style-name="P6">Determinación de las organizaciones (así como de sus integrantes) implicadas en el desarrollo del proyecto</text:p>
              </text:list-item>
            </text:list>
            <text:list xml:id="list171730500439949" text:style-name="L1">
              <text:list-item>
                <text:p text:style-name="P5">Determinación de los principales hitos y entregables del proyecto</text:p>
              </text:list-item>
              <text:list-item>
                <text:p text:style-name="P5">Reelaboración de los criterios de aceptación del sistema, con objeto de que sean más adaptados a su verdadero fin</text:p>
              </text:list-item>
              <text:list-item>
                <text:p text:style-name="P5">Modificación de las entidades externas y observación de su adaptación en relación a los actores de los casos de uso </text:p>
              </text:list-item>
              <text:list-item>
                <text:p text:style-name="P5">Inclusión de las entidades externas antes mencionadas en relaciones con los módulos en el diagrama de sistema</text:p>
              </text:list-item>
              <text:list-item>
                <text:p text:style-name="P5">Corrección de todas las erratas y errores de sintaxis detectadas</text:p>
              </text:list-item>
              <text:list-item>
                <text:p text:style-name="P5">Eliminación de toda información superflua en las introducciones de algunos de los planes de la memoria</text:p>
              </text:list-item>
              <text:list-item>
                <text:p text:style-name="P5">Modificación de las tablas de Gestión de la Configuración al inicio de los documentos</text:p>
              </text:list-item>
            </text:list>
          </table:table-cell>
        </table:table-row>
        <table:table-row>
          <table:table-cell table:style-name="Tabla2.A1" office:value-type="string">
            <text:p text:style-name="P4"><text:span text:style-name="Fuente_20_de_20_párrafo_20_predeter."><text:span text:style-name="T1">Fecha: 13/12/2018</text:span></text:span></text:p>
          </table:table-cell>
        </table:table-row>
        <table:table-row>
          <table:table-cell table:style-name="Tabla2.A1" office:value-type="string">
            <text:p text:style-name="P4"><text:span text:style-name="Fuente_20_de_20_párrafo_20_predeter."><text:span text:style-name="T1">Notas: ninguna</text:span></text:span></text:p>
          </table:table-cell>
        </table:table-row>
      </table:table>
      <text:p text:style-name="P2"/>
      <text:p text:style-name="Standard"/>
      <text:p text:style-name="Standard"/>
      <text:p text:style-name="Standard"/>
      <text:p text:style-name="P13">Propuestas de ajustes</text:p>
      <text:p text:style-name="P1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Andale Sans UI" style:font-size-asian="12pt" style:language-asian="es" style:country-asian="E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creation-date>2009-04-16T11:32:00Z</meta:creation-date>
    <dc:date>2018-12-13T17:21:09.312000000</dc:date>
    <meta:editing-cycles>7</meta:editing-cycles>
    <meta:editing-duration>PT25M39S</meta:editing-duration>
    <meta:document-statistic meta:table-count="2" meta:image-count="0" meta:object-count="0" meta:page-count="3" meta:paragraph-count="28" meta:word-count="375" meta:character-count="2296" meta:non-whitespace-character-count="196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